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ebf" officeooo:paragraph-rsid="00195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Function to left Rotate arr[] of size n by 1*/</text:p>
      <text:p text:style-name="P1">void leftRotatebyOne(int arr[], int n);</text:p>
      <text:p text:style-name="P1"><text:s/></text:p>
      <text:p text:style-name="P1">/*Function to left rotate arr[] of size n by d*/</text:p>
      <text:p text:style-name="P1">void leftRotate(int arr[], int d, int n)</text:p>
      <text:p text:style-name="P1">{</text:p>
      <text:p text:style-name="P1"><text:s text:c="2"/>int i;</text:p>
      <text:p text:style-name="P1"><text:s text:c="2"/>for (i = 0; i &lt; d; i++)</text:p>
      <text:p text:style-name="P1"><text:s text:c="4"/>leftRotatebyOne(arr, n);</text:p>
      <text:p text:style-name="P1">}</text:p>
      <text:p text:style-name="P1"><text:s/></text:p>
      <text:p text:style-name="P1">void leftRotatebyOne(int arr[], int n)</text:p>
      <text:p text:style-name="P1">{</text:p>
      <text:p text:style-name="P1"><text:s text:c="2"/>int i, temp;</text:p>
      <text:p text:style-name="P1"><text:s text:c="2"/>temp = arr[0];</text:p>
      <text:p text:style-name="P1"><text:s text:c="2"/>for (i = 0; i &lt; n-1; i++)</text:p>
      <text:p text:style-name="P1"><text:s text:c="5"/>arr[i] = arr[i+1];</text:p>
      <text:p text:style-name="P1"><text:s text:c="2"/>arr[i] = temp;</text:p>
      <text:p text:style-name="P1">}</text:p>
      <text:p text:style-name="P1"><text:s/></text:p>
      <text:p text:style-name="P1">/* utility function to print an array */</text:p>
      <text:p text:style-name="P1">void printArray(int arr[], int size)</text:p>
      <text:p text:style-name="P1">{</text:p>
      <text:p text:style-name="P1"><text:s text:c="2"/>int i;</text:p>
      <text:p text:style-name="P1"><text:s text:c="2"/>for(i = 0; i &lt; size; i++)</text:p>
      <text:p text:style-name="P1"><text:s text:c="4"/>printf("%d ", arr[i]);</text:p>
      <text:p text:style-name="P1">}</text:p>
      <text:p text:style-name="P1"><text:s/></text:p>
      <text:p text:style-name="P1">/* Driver program to test above functions */</text:p>
      <text:p text:style-name="P1">int main()</text:p>
      <text:p text:style-name="P1">{</text:p>
      <text:p text:style-name="P1"><text:s text:c="3"/>int arr[] = {1, 2, 3, 4, 5, 6, 7};</text:p>
      <text:p text:style-name="P1"><text:s text:c="3"/>leftRotate(arr, 2, 7);</text:p>
      <text:p text:style-name="P1"><text:s text:c="3"/>printArray(arr, 7);</text:p>
      <text:p text:style-name="P1"><text:s text:c="3"/>getchar();</text:p>
      <text:p text:style-name="P1"><text:s text:c="3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5:58:48.217932438</meta:creation-date>
    <dc:date>2016-07-26T15:59:14.274313425</dc:date>
    <meta:editing-duration>P0D</meta:editing-duration>
    <meta:editing-cycles>1</meta:editing-cycles>
    <meta:document-statistic meta:table-count="0" meta:image-count="0" meta:object-count="0" meta:page-count="1" meta:paragraph-count="37" meta:word-count="130" meta:character-count="682" meta:non-whitespace-character-count="537"/>
    <meta:generator>LibreOffice/4.2.4.2$Linux_X86_64 LibreOffice_project/420m0$Build-2</meta:generator>
  </office:meta>
</office:document-meta>
</file>